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BF2395F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me P Gothic C5" svg:font-family="'Ume P Gothic C5'" style:font-family-generic="swiss" style:font-pitch="variable"/>
    <style:font-face style:name="Ume P Gothic C51" svg:font-family="'Ume P Gothic C5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ea79f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solid" draw:fill-color="#ff0000" draw:textarea-horizontal-align="left" draw:auto-grow-height="true" draw:auto-grow-width="true" fo:min-height="0cm" fo:min-width="3.197cm"/>
    </style:style>
    <style:style style:name="gr5" style:family="graphic">
      <style:graphic-properties svg:stroke-color="#aea79f" draw:fill="solid" draw:fill-color="#e6e6e6" draw:textarea-horizontal-align="justify" draw:textarea-vertical-align="middle" draw:auto-grow-height="false"/>
    </style:style>
    <style:style style:name="gr6" style:family="graphic">
      <style:graphic-properties draw:textarea-horizontal-align="justify" draw:textarea-vertical-align="middle" draw:auto-grow-height="false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solid" draw:fill-color="#b3b3b3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color="#666666" draw:fill="none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666666" draw:fill="solid" draw:fill-color="#b3b3b3" draw:textarea-horizontal-align="justify" draw:textarea-vertical-align="middle" draw:auto-grow-height="false"/>
    </style:style>
    <style:style style:name="gr11" style:family="graphic">
      <style:graphic-properties draw:stroke="solid" svg:stroke-color="#666666" draw:fill="solid" draw:fill-color="#b3b3b3" draw:textarea-horizontal-align="justify" draw:textarea-vertical-align="middle" draw:auto-grow-height="false"/>
    </style:style>
    <style:style style:name="gr12" style:family="graphic">
      <style:graphic-properties svg:stroke-width="0.1cm" svg:stroke-color="#99ccff" draw:marker-start-width="0.5cm" draw:marker-end-width="0.5cm" draw:fill-color="#cfe7f5" draw:opacity="100%" draw:textarea-horizontal-align="justify" draw:textarea-vertical-align="middle" draw:auto-grow-height="false" fo:min-height="0cm" fo:min-width="0cm" fo:padding-top="0.175cm" fo:padding-bottom="0.175cm" fo:padding-left="0.3cm" fo:padding-right="0.3cm" fo:wrap-option="no-wrap" draw:shadow-opacity="100%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8cm" fo:min-width="0cm"/>
    </style:style>
    <style:style style:name="P1" style:family="paragraph">
      <style:paragraph-properties fo:text-align="center"/>
    </style:style>
    <style:style style:name="P2" style:family="paragraph">
      <style:text-properties style:font-name="Ubuntu Mono1" fo:font-size="14pt" style:font-size-asian="14pt" style:font-size-complex="14pt"/>
    </style:style>
    <style:style style:name="P3" style:family="paragraph">
      <style:text-properties style:font-name="Ume P Gothic C51" fo:font-size="14pt" fo:letter-spacing="0.282cm" style:font-size-asian="14pt" style:font-size-complex="14pt"/>
    </style:style>
    <style:style style:name="P4" style:family="paragraph">
      <style:text-properties fo:font-size="14pt"/>
    </style:style>
    <style:style style:name="P5" style:family="paragraph">
      <style:text-properties style:font-name="Ubuntu Light1" fo:font-size="12pt" style:font-size-asian="12pt" style:font-size-complex="12pt"/>
    </style:style>
    <style:style style:name="P6" style:family="paragraph">
      <style:text-properties fo:color="#999999" style:font-name="Ubuntu Light1" fo:font-size="12pt" style:font-size-asian="12pt" style:font-size-complex="12pt"/>
    </style:style>
    <style:style style:name="P7" style:family="paragraph">
      <style:text-properties style:font-name="Ubuntu Light" fo:font-size="10pt" style:font-size-asian="10pt" style:font-size-complex="10pt"/>
    </style:style>
    <style:style style:name="T1" style:family="text">
      <style:text-properties style:font-name="Ubuntu Mono1" fo:font-size="14pt" style:font-size-asian="14pt" style:font-size-complex="14pt"/>
    </style:style>
    <style:style style:name="T2" style:family="text">
      <style:text-properties style:font-name="Ume P Gothic C51" fo:font-size="14pt" fo:letter-spacing="0.282cm" style:font-size-asian="14pt" style:font-size-complex="14pt"/>
    </style:style>
    <style:style style:name="T3" style:family="text">
      <style:text-properties fo:color="#999999" style:font-name="Ubuntu Mono1" fo:font-size="14pt" style:font-size-asian="14pt" style:font-size-complex="14pt"/>
    </style:style>
    <style:style style:name="T4" style:family="text">
      <style:text-properties style:font-name="Ubuntu Light1" fo:font-size="12pt" style:font-size-asian="12pt" style:font-size-complex="12pt"/>
    </style:style>
    <style:style style:name="T5" style:family="text">
      <style:text-properties fo:color="#999999" style:font-name="Ubuntu Light1" fo:font-size="12pt" style:font-size-asian="12pt" style:font-size-complex="12pt"/>
    </style:style>
    <style:style style:name="T6" style:family="text">
      <style:text-properties style:font-name="Ubuntu Light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cm" svg:height="7.7cm" svg:x="3.801cm" svg:y="2.753cm">
          <text:p/>
          <draw:enhanced-geometry svg:viewBox="0 0 21600 21600" draw:path-stretchpoint-x="10800" draw:path-stretchpoint-y="10800" draw:text-areas="?f3 ?f4 ?f5 ?f6" draw:type="round-rectangle" draw:modifiers="521.69848071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97cm" svg:height="0.751cm" svg:x="4.404cm" svg:y="2.953cm">
          <draw:text-box>
            <text:p><text:span text:style-name="T1">0 Active, 3 Upcoming</text:span></text:p>
          </draw:text-box>
        </draw:frame>
        <draw:custom-shape draw:style-name="gr3" draw:text-style-name="P1" draw:layer="layout" svg:width="0.3cm" svg:height="0.3cm" draw:transform="rotate (-1.54531451971578) translate (4.451cm 3.1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3.968cm" svg:height="0.751cm" svg:x="3.804cm" svg:y="1.902cm">
          <draw:text-box>
            <text:p><text:span text:style-name="T2">TRIPTIC</text:span></text:p>
          </draw:text-box>
        </draw:frame>
        <draw:frame draw:style-name="gr2" draw:text-style-name="P2" draw:layer="layout" svg:width="9.494cm" svg:height="0.751cm" svg:x="4.905cm" svg:y="3.654cm">
          <draw:text-box>
            <text:p><text:span text:style-name="T1">Saarbrücken, Germany, </text:span><text:span text:style-name="T3">19-26 Nov 2014</text:span></text:p>
          </draw:text-box>
        </draw:frame>
        <draw:custom-shape draw:style-name="gr3" draw:text-style-name="P1" draw:layer="layout" svg:width="0.3cm" svg:height="0.3cm" draw:transform="rotate (-1.54531451971578) translate (4.951cm 3.8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9.244cm" svg:height="0.751cm" svg:x="4.905cm" svg:y="4.354cm">
          <draw:text-box>
            <text:p><text:span text:style-name="T1">Denpasar, Indonesia, </text:span><text:span text:style-name="T3">10-31 Dec 2014</text:span></text:p>
          </draw:text-box>
        </draw:frame>
        <draw:custom-shape draw:style-name="gr3" draw:text-style-name="P1" draw:layer="layout" svg:width="0.3cm" svg:height="0.3cm" draw:transform="rotate (-1.54531451971578) translate (4.951cm 4.5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6.996cm" svg:height="0.751cm" svg:x="4.905cm" svg:y="5.054cm">
          <draw:text-box>
            <text:p><text:span text:style-name="T1">London, UK, </text:span><text:span text:style-name="T3">20-21 Apr 2015</text:span></text:p>
          </draw:text-box>
        </draw:frame>
        <draw:custom-shape draw:style-name="gr3" draw:text-style-name="P1" draw:layer="layout" svg:width="0.3cm" svg:height="0.3cm" draw:transform="rotate (-1.54531451971578) translate (4.951cm 5.2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5" draw:text-style-name="P1" draw:layer="Layout" svg:width="13.7cm" svg:height="7.7cm" svg:x="3.801cm" svg:y="2.753cm">
          <text:p/>
          <draw:enhanced-geometry svg:viewBox="0 0 21600 21600" draw:path-stretchpoint-x="10800" draw:path-stretchpoint-y="10800" draw:text-areas="?f3 ?f4 ?f5 ?f6" draw:type="round-rectangle" draw:modifiers="521.69848071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97cm" svg:height="0.751cm" svg:x="4.404cm" svg:y="2.953cm">
          <draw:text-box>
            <text:p text:style-name="P4"><text:span text:style-name="T1">0 Active, 3 Upcoming</text:span></text:p>
          </draw:text-box>
        </draw:frame>
        <draw:custom-shape draw:style-name="gr6" draw:text-style-name="P1" draw:layer="Layout" svg:width="0.3cm" svg:height="0.3cm" draw:transform="rotate (-1.54531451971578) translate (4.451cm 3.1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3.968cm" svg:height="0.751cm" svg:x="3.804cm" svg:y="1.902cm">
          <draw:text-box>
            <text:p text:style-name="P4"><text:span text:style-name="T2">TRIPTIC</text:span></text:p>
          </draw:text-box>
        </draw:frame>
        <draw:frame draw:style-name="gr2" draw:text-style-name="P2" draw:layer="layout" svg:width="9.494cm" svg:height="0.751cm" svg:x="4.905cm" svg:y="3.654cm">
          <draw:text-box>
            <text:p text:style-name="P4"><text:span text:style-name="T1">Saarbrücken, Germany, </text:span><text:span text:style-name="T3">19-26 Nov 2014</text:span></text:p>
          </draw:text-box>
        </draw:frame>
        <draw:custom-shape draw:style-name="gr6" draw:text-style-name="P1" draw:layer="Layout" svg:width="0.3cm" svg:height="0.3cm" draw:transform="rotate (-1.54531451971578) translate (4.951cm 3.8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9.244cm" svg:height="0.751cm" svg:x="4.905cm" svg:y="4.354cm">
          <draw:text-box>
            <text:p text:style-name="P4"><text:span text:style-name="T1">Denpasar, Indonesia, </text:span><text:span text:style-name="T3">10-31 Dec 2014</text:span></text:p>
          </draw:text-box>
        </draw:frame>
        <draw:custom-shape draw:style-name="gr6" draw:text-style-name="P1" draw:layer="Layout" svg:width="0.3cm" svg:height="0.3cm" draw:transform="rotate (-3.13286600732982) translate (4.957cm 4.88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6.996cm" svg:height="0.751cm" svg:x="4.905cm" svg:y="7.454cm">
          <draw:text-box>
            <text:p text:style-name="P4"><text:span text:style-name="T1">London, UK, </text:span><text:span text:style-name="T3">20-21 Apr 2015</text:span></text:p>
          </draw:text-box>
        </draw:frame>
        <draw:custom-shape draw:style-name="gr6" draw:text-style-name="P1" draw:layer="Layout" svg:width="0.3cm" svg:height="0.3cm" draw:transform="rotate (-1.54531451971578) translate (4.951cm 7.6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2.661cm" svg:height="0.729cm" svg:x="5.59cm" svg:y="5.03cm">
          <draw:text-box>
            <text:p text:style-name="P5"><text:span text:style-name="T4">EDI to DOH</text:span></text:p>
          </draw:text-box>
        </draw:frame>
        <draw:frame draw:style-name="gr2" draw:text-style-name="P6" draw:layer="layout" svg:width="3.093cm" svg:height="0.729cm" svg:x="8.191cm" svg:y="5.031cm">
          <draw:text-box>
            <text:p text:style-name="P6"><text:span text:style-name="T5">Wed 10.12.14</text:span></text:p>
          </draw:text-box>
        </draw:frame>
        <draw:frame draw:style-name="gr2" draw:text-style-name="P6" draw:layer="layout" svg:width="3.106cm" svg:height="0.729cm" svg:x="11.192cm" svg:y="5.032cm">
          <draw:text-box>
            <text:p text:style-name="P6"><text:span text:style-name="T5">13:45 GMT +0</text:span></text:p>
          </draw:text-box>
        </draw:frame>
        <draw:frame draw:style-name="gr7" draw:text-style-name="P1" draw:layer="layout" svg:width="0.5cm" svg:height="0.5cm" svg:x="5.14cm" svg:y="5.14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788cm" svg:height="0.729cm" svg:x="5.59cm" svg:y="5.631cm">
          <draw:text-box>
            <text:p text:style-name="P5"><text:span text:style-name="T4">DOH to DPS</text:span></text:p>
          </draw:text-box>
        </draw:frame>
        <draw:frame draw:style-name="gr2" draw:text-style-name="P6" draw:layer="layout" svg:width="2.949cm" svg:height="0.729cm" svg:x="8.191cm" svg:y="5.632cm">
          <draw:text-box>
            <text:p text:style-name="P6"><text:span text:style-name="T5">Thu 11.12.14</text:span></text:p>
          </draw:text-box>
        </draw:frame>
        <draw:frame draw:style-name="gr2" draw:text-style-name="P6" draw:layer="layout" svg:width="3.106cm" svg:height="0.729cm" svg:x="11.192cm" svg:y="5.633cm">
          <draw:text-box>
            <text:p text:style-name="P6"><text:span text:style-name="T5">02:30 GMT +3</text:span></text:p>
          </draw:text-box>
        </draw:frame>
        <draw:frame draw:style-name="gr7" draw:text-style-name="P1" draw:layer="layout" svg:width="0.5cm" svg:height="0.5cm" svg:x="5.14cm" svg:y="5.741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559cm" svg:height="0.729cm" svg:x="5.59cm" svg:y="6.231cm">
          <draw:text-box>
            <text:p text:style-name="P5"><text:span text:style-name="T4">DPS to LBJ</text:span></text:p>
          </draw:text-box>
        </draw:frame>
        <draw:frame draw:style-name="gr2" draw:text-style-name="P6" draw:layer="layout" svg:width="2.928cm" svg:height="0.729cm" svg:x="8.191cm" svg:y="6.232cm">
          <draw:text-box>
            <text:p text:style-name="P6"><text:span text:style-name="T5">Tue 16.12.14</text:span></text:p>
          </draw:text-box>
        </draw:frame>
        <draw:frame draw:style-name="gr2" draw:text-style-name="P6" draw:layer="layout" svg:width="3.106cm" svg:height="0.729cm" svg:x="11.192cm" svg:y="6.233cm">
          <draw:text-box>
            <text:p text:style-name="P6"><text:span text:style-name="T5">11:55 GMT +8</text:span></text:p>
          </draw:text-box>
        </draw:frame>
        <draw:frame draw:style-name="gr7" draw:text-style-name="P1" draw:layer="layout" svg:width="0.5cm" svg:height="0.5cm" svg:x="5.14cm" svg:y="6.341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559cm" svg:height="0.729cm" svg:x="5.59cm" svg:y="6.832cm">
          <draw:text-box>
            <text:p text:style-name="P5"><text:span text:style-name="T4">LBJ to DPS</text:span></text:p>
          </draw:text-box>
        </draw:frame>
        <draw:frame draw:style-name="gr2" draw:text-style-name="P6" draw:layer="layout" svg:width="2.936cm" svg:height="0.729cm" svg:x="8.191cm" svg:y="6.833cm">
          <draw:text-box>
            <text:p text:style-name="P6"><text:span text:style-name="T5">Sun 21.12.14</text:span></text:p>
          </draw:text-box>
        </draw:frame>
        <draw:frame draw:style-name="gr2" draw:text-style-name="P6" draw:layer="layout" svg:width="3.106cm" svg:height="0.729cm" svg:x="11.192cm" svg:y="6.834cm">
          <draw:text-box>
            <text:p text:style-name="P6"><text:span text:style-name="T5">16:25 GMT +8</text:span></text:p>
          </draw:text-box>
        </draw:frame>
        <draw:frame draw:style-name="gr7" draw:text-style-name="P1" draw:layer="layout" svg:width="0.5cm" svg:height="0.5cm" svg:x="5.14cm" svg:y="6.942cm">
          <draw:image xlink:href="Pictures/100002010000020000000200BF2395F3.png" xlink:type="simple" xlink:show="embed" xlink:actuate="onLoad">
            <text:p/>
          </draw:image>
        </draw:frame>
        <draw:custom-shape draw:style-name="gr8" draw:text-style-name="P1" draw:layer="layout" svg:width="0.3cm" svg:height="1.5cm" svg:x="4.66cm" svg:y="5.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0.3cm" svg:height="2.2cm" svg:x="4.66cm" svg:y="5.2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0.82cm" svg:height="0.729cm" svg:x="14.192cm" svg:y="5.033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5.634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6.235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6.836cm">
          <draw:text-box>
            <text:p text:style-name="P6"><text:span text:style-name="T5">...</text:span></text:p>
          </draw:text-box>
        </draw:frame>
      </draw:page>
      <draw:page draw:name="page3" draw:style-name="dp1" draw:master-page-name="Default">
        <draw:custom-shape draw:style-name="gr5" draw:text-style-name="P1" draw:layer="Layout" svg:width="13.7cm" svg:height="7.7cm" svg:x="3.801cm" svg:y="2.753cm">
          <text:p text:style-name="P1"/>
          <draw:enhanced-geometry svg:viewBox="0 0 21600 21600" draw:path-stretchpoint-x="10800" draw:path-stretchpoint-y="10800" draw:text-areas="?f3 ?f4 ?f5 ?f6" draw:type="round-rectangle" draw:modifiers="521.69848071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97cm" svg:height="0.751cm" svg:x="4.404cm" svg:y="2.953cm">
          <draw:text-box>
            <text:p text:style-name="P4"><text:span text:style-name="T1">0 Active, 3 Upcoming</text:span></text:p>
          </draw:text-box>
        </draw:frame>
        <draw:custom-shape draw:style-name="gr6" draw:text-style-name="P1" draw:layer="Layout" svg:width="0.3cm" svg:height="0.3cm" draw:transform="rotate (-1.54531451971578) translate (4.451cm 3.1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3.968cm" svg:height="0.751cm" svg:x="3.804cm" svg:y="1.902cm">
          <draw:text-box>
            <text:p text:style-name="P4"><text:span text:style-name="T2">TRIPTIC</text:span></text:p>
          </draw:text-box>
        </draw:frame>
        <draw:frame draw:style-name="gr2" draw:text-style-name="P2" draw:layer="layout" svg:width="9.494cm" svg:height="0.751cm" svg:x="4.905cm" svg:y="3.654cm">
          <draw:text-box>
            <text:p text:style-name="P4"><text:span text:style-name="T1">Saarbrücken, Germany, </text:span><text:span text:style-name="T3">19-26 Nov 2014</text:span></text:p>
          </draw:text-box>
        </draw:frame>
        <draw:custom-shape draw:style-name="gr6" draw:text-style-name="P1" draw:layer="Layout" svg:width="0.3cm" svg:height="0.3cm" draw:transform="rotate (-1.54531451971578) translate (4.951cm 3.8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9.244cm" svg:height="0.751cm" svg:x="4.905cm" svg:y="4.354cm">
          <draw:text-box>
            <text:p text:style-name="P4"><text:span text:style-name="T1">Denpasar, Indonesia, </text:span><text:span text:style-name="T3">10-31 Dec 2014</text:span></text:p>
          </draw:text-box>
        </draw:frame>
        <draw:custom-shape draw:style-name="gr6" draw:text-style-name="P1" draw:layer="Layout" svg:width="0.3cm" svg:height="0.3cm" draw:transform="rotate (-3.13286600732982) translate (4.957cm 4.88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6.996cm" svg:height="0.751cm" svg:x="4.905cm" svg:y="8.654cm">
          <draw:text-box>
            <text:p text:style-name="P4"><text:span text:style-name="T1">London, UK, </text:span><text:span text:style-name="T3">20-21 Apr 2015</text:span></text:p>
          </draw:text-box>
        </draw:frame>
        <draw:custom-shape draw:style-name="gr6" draw:text-style-name="P1" draw:layer="Layout" svg:width="0.3cm" svg:height="0.3cm" draw:transform="rotate (-1.54531451971578) translate (4.951cm 8.8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2.661cm" svg:height="0.729cm" svg:x="5.59cm" svg:y="5.03cm">
          <draw:text-box>
            <text:p text:style-name="P5"><text:span text:style-name="T4">EDI to DOH</text:span></text:p>
          </draw:text-box>
        </draw:frame>
        <draw:frame draw:style-name="gr2" draw:text-style-name="P6" draw:layer="layout" svg:width="3.093cm" svg:height="0.729cm" svg:x="8.191cm" svg:y="5.031cm">
          <draw:text-box>
            <text:p text:style-name="P6"><text:span text:style-name="T5">Wed 10.12.14</text:span></text:p>
          </draw:text-box>
        </draw:frame>
        <draw:frame draw:style-name="gr2" draw:text-style-name="P6" draw:layer="layout" svg:width="3.106cm" svg:height="0.729cm" svg:x="11.192cm" svg:y="5.032cm">
          <draw:text-box>
            <text:p text:style-name="P6"><text:span text:style-name="T5">13:45 GMT +0</text:span></text:p>
          </draw:text-box>
        </draw:frame>
        <draw:frame draw:style-name="gr7" draw:text-style-name="P1" draw:layer="layout" svg:width="0.5cm" svg:height="0.5cm" svg:x="5.14cm" svg:y="5.14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788cm" svg:height="0.729cm" svg:x="5.59cm" svg:y="5.631cm">
          <draw:text-box>
            <text:p text:style-name="P5"><text:span text:style-name="T4">DOH to DPS</text:span></text:p>
          </draw:text-box>
        </draw:frame>
        <draw:frame draw:style-name="gr2" draw:text-style-name="P6" draw:layer="layout" svg:width="2.949cm" svg:height="0.729cm" svg:x="8.191cm" svg:y="5.632cm">
          <draw:text-box>
            <text:p text:style-name="P6"><text:span text:style-name="T5">Thu 11.12.14</text:span></text:p>
          </draw:text-box>
        </draw:frame>
        <draw:frame draw:style-name="gr2" draw:text-style-name="P6" draw:layer="layout" svg:width="3.106cm" svg:height="0.729cm" svg:x="11.192cm" svg:y="5.633cm">
          <draw:text-box>
            <text:p text:style-name="P6"><text:span text:style-name="T5">02:30 GMT +3</text:span></text:p>
          </draw:text-box>
        </draw:frame>
        <draw:frame draw:style-name="gr7" draw:text-style-name="P1" draw:layer="layout" svg:width="0.5cm" svg:height="0.5cm" svg:x="5.14cm" svg:y="5.741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559cm" svg:height="0.729cm" svg:x="5.59cm" svg:y="6.231cm">
          <draw:text-box>
            <text:p text:style-name="P5"><text:span text:style-name="T4">DPS to LBJ</text:span></text:p>
          </draw:text-box>
        </draw:frame>
        <draw:frame draw:style-name="gr2" draw:text-style-name="P6" draw:layer="layout" svg:width="2.928cm" svg:height="0.729cm" svg:x="8.191cm" svg:y="6.232cm">
          <draw:text-box>
            <text:p text:style-name="P6"><text:span text:style-name="T5">Tue 16.12.14</text:span></text:p>
          </draw:text-box>
        </draw:frame>
        <draw:frame draw:style-name="gr2" draw:text-style-name="P6" draw:layer="layout" svg:width="3.106cm" svg:height="0.729cm" svg:x="11.192cm" svg:y="6.233cm">
          <draw:text-box>
            <text:p text:style-name="P6"><text:span text:style-name="T5">11:55 GMT +8</text:span></text:p>
          </draw:text-box>
        </draw:frame>
        <draw:frame draw:style-name="gr7" draw:text-style-name="P1" draw:layer="layout" svg:width="0.5cm" svg:height="0.5cm" svg:x="5.14cm" svg:y="6.341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559cm" svg:height="0.729cm" svg:x="5.59cm" svg:y="6.832cm">
          <draw:text-box>
            <text:p text:style-name="P5"><text:span text:style-name="T4">LBJ to DPS</text:span></text:p>
          </draw:text-box>
        </draw:frame>
        <draw:frame draw:style-name="gr2" draw:text-style-name="P6" draw:layer="layout" svg:width="2.936cm" svg:height="0.729cm" svg:x="8.191cm" svg:y="6.833cm">
          <draw:text-box>
            <text:p text:style-name="P6"><text:span text:style-name="T5">Sun 21.12.14</text:span></text:p>
          </draw:text-box>
        </draw:frame>
        <draw:frame draw:style-name="gr2" draw:text-style-name="P6" draw:layer="layout" svg:width="3.106cm" svg:height="0.729cm" svg:x="11.192cm" svg:y="6.834cm">
          <draw:text-box>
            <text:p text:style-name="P6"><text:span text:style-name="T5">16:25 GMT +8</text:span></text:p>
          </draw:text-box>
        </draw:frame>
        <draw:frame draw:style-name="gr7" draw:text-style-name="P1" draw:layer="layout" svg:width="0.5cm" svg:height="0.5cm" svg:x="5.14cm" svg:y="6.942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788cm" svg:height="0.729cm" svg:x="5.59cm" svg:y="7.432cm">
          <draw:text-box>
            <text:p text:style-name="P5"><text:span text:style-name="T4">DPS to DOH</text:span></text:p>
          </draw:text-box>
        </draw:frame>
        <draw:frame draw:style-name="gr2" draw:text-style-name="P6" draw:layer="layout" svg:width="2.928cm" svg:height="0.729cm" svg:x="8.191cm" svg:y="7.433cm">
          <draw:text-box>
            <text:p text:style-name="P6"><text:span text:style-name="T5">Tue 30.12.14</text:span></text:p>
          </draw:text-box>
        </draw:frame>
        <draw:frame draw:style-name="gr2" draw:text-style-name="P6" draw:layer="layout" svg:width="3.106cm" svg:height="0.729cm" svg:x="11.192cm" svg:y="7.434cm">
          <draw:text-box>
            <text:p text:style-name="P6"><text:span text:style-name="T5">19:05 GMT +8</text:span></text:p>
          </draw:text-box>
        </draw:frame>
        <draw:frame draw:style-name="gr7" draw:text-style-name="P1" draw:layer="layout" svg:width="0.5cm" svg:height="0.5cm" svg:x="5.14cm" svg:y="7.542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661cm" svg:height="0.729cm" svg:x="5.59cm" svg:y="8.033cm">
          <draw:text-box>
            <text:p text:style-name="P5"><text:span text:style-name="T4">DOH to EDI</text:span></text:p>
          </draw:text-box>
        </draw:frame>
        <draw:frame draw:style-name="gr2" draw:text-style-name="P6" draw:layer="layout" svg:width="3.093cm" svg:height="0.729cm" svg:x="8.191cm" svg:y="8.034cm">
          <draw:text-box>
            <text:p text:style-name="P6"><text:span text:style-name="T5">Wed 31.12.14</text:span></text:p>
          </draw:text-box>
        </draw:frame>
        <draw:frame draw:style-name="gr2" draw:text-style-name="P6" draw:layer="layout" svg:width="3.106cm" svg:height="0.729cm" svg:x="11.192cm" svg:y="8.035cm">
          <draw:text-box>
            <text:p text:style-name="P6"><text:span text:style-name="T5">08:00 GMT +3</text:span></text:p>
          </draw:text-box>
        </draw:frame>
        <draw:frame draw:style-name="gr7" draw:text-style-name="P1" draw:layer="layout" svg:width="0.5cm" svg:height="0.5cm" svg:x="5.14cm" svg:y="8.143cm">
          <draw:image xlink:href="Pictures/100002010000020000000200BF2395F3.png" xlink:type="simple" xlink:show="embed" xlink:actuate="onLoad">
            <text:p/>
          </draw:image>
        </draw:frame>
        <draw:custom-shape draw:style-name="gr10" draw:text-style-name="P1" draw:layer="layout" svg:width="0.3cm" svg:height="3.3cm" svg:x="4.6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0.82cm" svg:height="0.729cm" svg:x="14.192cm" svg:y="5.033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5.634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6.235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6.836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7.437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8.038cm">
          <draw:text-box>
            <text:p text:style-name="P6"><text:span text:style-name="T5">...</text:span></text:p>
          </draw:text-box>
        </draw:frame>
      </draw:page>
      <draw:page draw:name="page4" draw:style-name="dp1" draw:master-page-name="Default">
        <draw:custom-shape draw:style-name="gr5" draw:text-style-name="P1" draw:layer="Layout" svg:width="13.7cm" svg:height="7.7cm" svg:x="3.801cm" svg:y="2.753cm">
          <text:p/>
          <draw:enhanced-geometry svg:viewBox="0 0 21600 21600" draw:path-stretchpoint-x="10800" draw:path-stretchpoint-y="10800" draw:text-areas="?f3 ?f4 ?f5 ?f6" draw:type="round-rectangle" draw:modifiers="521.698480716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497cm" svg:height="0.751cm" svg:x="4.404cm" svg:y="2.953cm">
          <draw:text-box>
            <text:p text:style-name="P4"><text:span text:style-name="T1">0 Active, 3 Upcoming</text:span></text:p>
          </draw:text-box>
        </draw:frame>
        <draw:custom-shape draw:style-name="gr6" draw:text-style-name="P1" draw:layer="Layout" svg:width="0.3cm" svg:height="0.3cm" draw:transform="rotate (-1.54531451971578) translate (4.451cm 3.1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3" draw:layer="layout" svg:width="3.968cm" svg:height="0.751cm" svg:x="3.804cm" svg:y="1.902cm">
          <draw:text-box>
            <text:p text:style-name="P4"><text:span text:style-name="T2">TRIPTIC</text:span></text:p>
          </draw:text-box>
        </draw:frame>
        <draw:frame draw:style-name="gr2" draw:text-style-name="P2" draw:layer="layout" svg:width="9.494cm" svg:height="0.751cm" svg:x="4.905cm" svg:y="3.654cm">
          <draw:text-box>
            <text:p text:style-name="P4"><text:span text:style-name="T1">Saarbrücken, Germany, </text:span><text:span text:style-name="T3">19-26 Nov 2014</text:span></text:p>
          </draw:text-box>
        </draw:frame>
        <draw:custom-shape draw:style-name="gr6" draw:text-style-name="P1" draw:layer="Layout" svg:width="0.3cm" svg:height="0.3cm" draw:transform="rotate (-1.54531451971578) translate (4.951cm 3.8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9.244cm" svg:height="0.751cm" svg:x="4.905cm" svg:y="4.354cm">
          <draw:text-box>
            <text:p text:style-name="P4"><text:span text:style-name="T1">Denpasar, Indonesia, </text:span><text:span text:style-name="T3">10-31 Dec 2014</text:span></text:p>
          </draw:text-box>
        </draw:frame>
        <draw:custom-shape draw:style-name="gr6" draw:text-style-name="P1" draw:layer="Layout" svg:width="0.3cm" svg:height="0.3cm" draw:transform="rotate (-3.13286600732982) translate (4.957cm 4.886cm)">
          <text:p/>
          <draw:enhanced-geometry svg:viewBox="0 0 21600 21600" draw:glue-points="?f0 0 ?f1 10800 0 21600 10800 21600 21600 21600 ?f7 10800" draw:text-areas="?f1 10800 ?f2 18000 ?f3 7200 ?f4 21600" draw:mirror-horizontal="false" draw:mirror-vertic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2" draw:layer="layout" svg:width="6.996cm" svg:height="0.751cm" svg:x="4.905cm" svg:y="8.654cm">
          <draw:text-box>
            <text:p text:style-name="P4"><text:span text:style-name="T1">London, UK, </text:span><text:span text:style-name="T3">20-21 Apr 2015</text:span></text:p>
          </draw:text-box>
        </draw:frame>
        <draw:custom-shape draw:style-name="gr6" draw:text-style-name="P1" draw:layer="Layout" svg:width="0.3cm" svg:height="0.3cm" draw:transform="rotate (-1.54531451971578) translate (4.951cm 8.88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5" draw:layer="layout" svg:width="2.661cm" svg:height="0.729cm" svg:x="5.59cm" svg:y="5.03cm">
          <draw:text-box>
            <text:p text:style-name="P5"><text:span text:style-name="T4">EDI to DOH</text:span></text:p>
          </draw:text-box>
        </draw:frame>
        <draw:frame draw:style-name="gr2" draw:text-style-name="P6" draw:layer="layout" svg:width="3.093cm" svg:height="0.729cm" svg:x="8.191cm" svg:y="5.031cm">
          <draw:text-box>
            <text:p text:style-name="P6"><text:span text:style-name="T5">Wed 10.12.14</text:span></text:p>
          </draw:text-box>
        </draw:frame>
        <draw:frame draw:style-name="gr2" draw:text-style-name="P6" draw:layer="layout" svg:width="3.106cm" svg:height="0.729cm" svg:x="11.192cm" svg:y="5.032cm">
          <draw:text-box>
            <text:p text:style-name="P6"><text:span text:style-name="T5">13:45 GMT +0</text:span></text:p>
          </draw:text-box>
        </draw:frame>
        <draw:frame draw:style-name="gr7" draw:text-style-name="P1" draw:layer="layout" svg:width="0.5cm" svg:height="0.5cm" svg:x="5.14cm" svg:y="5.14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788cm" svg:height="0.729cm" svg:x="5.59cm" svg:y="5.631cm">
          <draw:text-box>
            <text:p text:style-name="P5"><text:span text:style-name="T4">DOH to DPS</text:span></text:p>
          </draw:text-box>
        </draw:frame>
        <draw:frame draw:style-name="gr2" draw:text-style-name="P6" draw:layer="layout" svg:width="2.949cm" svg:height="0.729cm" svg:x="8.191cm" svg:y="5.632cm">
          <draw:text-box>
            <text:p text:style-name="P6"><text:span text:style-name="T5">Thu 11.12.14</text:span></text:p>
          </draw:text-box>
        </draw:frame>
        <draw:frame draw:style-name="gr2" draw:text-style-name="P6" draw:layer="layout" svg:width="3.106cm" svg:height="0.729cm" svg:x="11.192cm" svg:y="5.633cm">
          <draw:text-box>
            <text:p text:style-name="P6"><text:span text:style-name="T5">02:30 GMT +3</text:span></text:p>
          </draw:text-box>
        </draw:frame>
        <draw:frame draw:style-name="gr7" draw:text-style-name="P1" draw:layer="layout" svg:width="0.5cm" svg:height="0.5cm" svg:x="5.14cm" svg:y="5.741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559cm" svg:height="0.729cm" svg:x="5.59cm" svg:y="6.231cm">
          <draw:text-box>
            <text:p text:style-name="P5"><text:span text:style-name="T4">DPS to LBJ</text:span></text:p>
          </draw:text-box>
        </draw:frame>
        <draw:frame draw:style-name="gr2" draw:text-style-name="P6" draw:layer="layout" svg:width="2.928cm" svg:height="0.729cm" svg:x="8.191cm" svg:y="6.232cm">
          <draw:text-box>
            <text:p text:style-name="P6"><text:span text:style-name="T5">Tue 16.12.14</text:span></text:p>
          </draw:text-box>
        </draw:frame>
        <draw:frame draw:style-name="gr2" draw:text-style-name="P6" draw:layer="layout" svg:width="3.106cm" svg:height="0.729cm" svg:x="11.192cm" svg:y="6.233cm">
          <draw:text-box>
            <text:p text:style-name="P6"><text:span text:style-name="T5">11:55 GMT +8</text:span></text:p>
          </draw:text-box>
        </draw:frame>
        <draw:frame draw:style-name="gr7" draw:text-style-name="P1" draw:layer="layout" svg:width="0.5cm" svg:height="0.5cm" svg:x="5.14cm" svg:y="6.341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559cm" svg:height="0.729cm" svg:x="5.59cm" svg:y="6.832cm">
          <draw:text-box>
            <text:p text:style-name="P5"><text:span text:style-name="T4">LBJ to DPS</text:span></text:p>
          </draw:text-box>
        </draw:frame>
        <draw:frame draw:style-name="gr2" draw:text-style-name="P6" draw:layer="layout" svg:width="2.936cm" svg:height="0.729cm" svg:x="8.191cm" svg:y="6.833cm">
          <draw:text-box>
            <text:p text:style-name="P6"><text:span text:style-name="T5">Sun 21.12.14</text:span></text:p>
          </draw:text-box>
        </draw:frame>
        <draw:frame draw:style-name="gr2" draw:text-style-name="P6" draw:layer="layout" svg:width="3.106cm" svg:height="0.729cm" svg:x="11.192cm" svg:y="6.834cm">
          <draw:text-box>
            <text:p text:style-name="P6"><text:span text:style-name="T5">16:25 GMT +8</text:span></text:p>
          </draw:text-box>
        </draw:frame>
        <draw:frame draw:style-name="gr7" draw:text-style-name="P1" draw:layer="layout" svg:width="0.5cm" svg:height="0.5cm" svg:x="5.14cm" svg:y="6.942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788cm" svg:height="0.729cm" svg:x="5.59cm" svg:y="7.432cm">
          <draw:text-box>
            <text:p text:style-name="P5"><text:span text:style-name="T4">DPS to DOH</text:span></text:p>
          </draw:text-box>
        </draw:frame>
        <draw:frame draw:style-name="gr2" draw:text-style-name="P6" draw:layer="layout" svg:width="2.928cm" svg:height="0.729cm" svg:x="8.191cm" svg:y="7.433cm">
          <draw:text-box>
            <text:p text:style-name="P6"><text:span text:style-name="T5">Tue 30.12.14</text:span></text:p>
          </draw:text-box>
        </draw:frame>
        <draw:frame draw:style-name="gr2" draw:text-style-name="P6" draw:layer="layout" svg:width="3.106cm" svg:height="0.729cm" svg:x="11.192cm" svg:y="7.434cm">
          <draw:text-box>
            <text:p text:style-name="P6"><text:span text:style-name="T5">19:05 GMT +8</text:span></text:p>
          </draw:text-box>
        </draw:frame>
        <draw:frame draw:style-name="gr7" draw:text-style-name="P1" draw:layer="layout" svg:width="0.5cm" svg:height="0.5cm" svg:x="5.14cm" svg:y="7.542cm">
          <draw:image xlink:href="Pictures/100002010000020000000200BF2395F3.png" xlink:type="simple" xlink:show="embed" xlink:actuate="onLoad">
            <text:p/>
          </draw:image>
        </draw:frame>
        <draw:frame draw:style-name="gr2" draw:text-style-name="P5" draw:layer="layout" svg:width="2.661cm" svg:height="0.729cm" svg:x="5.59cm" svg:y="8.033cm">
          <draw:text-box>
            <text:p text:style-name="P5"><text:span text:style-name="T4">DOH to EDI</text:span></text:p>
          </draw:text-box>
        </draw:frame>
        <draw:frame draw:style-name="gr2" draw:text-style-name="P6" draw:layer="layout" svg:width="3.093cm" svg:height="0.729cm" svg:x="8.191cm" svg:y="8.034cm">
          <draw:text-box>
            <text:p text:style-name="P6"><text:span text:style-name="T5">Wed 31.12.14</text:span></text:p>
          </draw:text-box>
        </draw:frame>
        <draw:frame draw:style-name="gr2" draw:text-style-name="P6" draw:layer="layout" svg:width="3.106cm" svg:height="0.729cm" svg:x="11.192cm" svg:y="8.035cm">
          <draw:text-box>
            <text:p text:style-name="P6"><text:span text:style-name="T5">08:00 GMT +3</text:span></text:p>
          </draw:text-box>
        </draw:frame>
        <draw:frame draw:style-name="gr7" draw:text-style-name="P1" draw:layer="layout" svg:width="0.5cm" svg:height="0.5cm" svg:x="5.14cm" svg:y="8.143cm">
          <draw:image xlink:href="Pictures/100002010000020000000200BF2395F3.png" xlink:type="simple" xlink:show="embed" xlink:actuate="onLoad">
            <text:p/>
          </draw:image>
        </draw:frame>
        <draw:custom-shape draw:style-name="gr11" draw:text-style-name="P1" draw:layer="Layout" svg:width="0.3cm" svg:height="3.3cm" svg:x="4.66cm" svg:y="5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6" draw:layer="layout" svg:width="0.82cm" svg:height="0.729cm" svg:x="14.192cm" svg:y="5.033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5.634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6.235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6.836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7.437cm">
          <draw:text-box>
            <text:p text:style-name="P6"><text:span text:style-name="T5">...</text:span></text:p>
          </draw:text-box>
        </draw:frame>
        <draw:frame draw:style-name="gr2" draw:text-style-name="P6" draw:layer="layout" svg:width="0.82cm" svg:height="0.729cm" svg:x="14.192cm" svg:y="8.038cm">
          <draw:text-box>
            <text:p text:style-name="P6"><text:span text:style-name="T5">...</text:span></text:p>
          </draw:text-box>
        </draw:frame>
        <draw:custom-shape draw:style-name="gr12" draw:text-style-name="P1" draw:layer="Layout" svg:width="2.9cm" svg:height="1.7cm" svg:x="14.7cm" svg:y="6cm">
          <text:p/>
          <draw:enhanced-geometry svg:viewBox="0 0 21600 21600" draw:text-areas="800 800 20800 20800" draw:type="round-rectangular-callout" draw:modifiers="1310.44467425026 24406.3492063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3" draw:text-style-name="P7" draw:layer="layout" svg:width="2.669cm" svg:height="1.598cm" svg:x="14.831cm" svg:y="6.1cm">
          <draw:text-box>
            <text:p text:style-name="P7"><text:span text:style-name="T6">Flight QR 963</text:span></text:p>
            <text:p text:style-name="P7"><text:span text:style-name="T6">Arrival:</text:span><text:span text:style-name="T6"><text:line-break/></text:span><text:span text:style-name="T6">12:05 GMT +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Ume P Gothic C5" svg:font-family="'Ume P Gothic C5'" style:font-family-generic="swiss" style:font-pitch="variable"/>
    <style:font-face style:name="Ume P Gothic C51" svg:font-family="'Ume P Gothic C5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2:41:57.593724135</meta:creation-date>
    <dc:date>2014-12-04T21:20:25.093640272</dc:date>
    <meta:editing-duration>PT5H34M2S</meta:editing-duration>
    <meta:editing-cycles>19</meta:editing-cycles>
    <meta:generator>LibreOffice/4.2.7.2$Linux_X86_64 LibreOffice_project/420m0$Build-2</meta:generator>
    <meta:document-statistic meta:object-count="126"/>
  </office:meta>
</office:document-meta>
</file>